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name-complex="Calibri1" style:font-size-complex="12pt"/>
    </style:style>
    <style:style style:name="P2" style:family="paragraph" style:parent-style-name="Standard">
      <style:text-properties fo:font-size="12pt" style:font-size-asian="12pt" style:font-name-complex="Calibri1" style:font-size-complex="12pt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fo:font-size="18pt" fo:font-weight="bold" style:font-size-asian="18pt" style:font-weight-asian="bold" style:font-name-complex="Calibri1" style:font-size-complex="18pt"/>
    </style:style>
    <style:style style:name="T2" style:family="text">
      <style:text-properties fo:font-size="12pt" style:text-underline-style="solid" style:text-underline-width="auto" style:text-underline-color="font-color" fo:font-weight="bold" style:font-size-asian="12pt" style:font-weight-asian="bold" style:font-name-complex="Calibri1" style:font-size-complex="12pt"/>
    </style:style>
    <style:style style:name="T3" style:family="text">
      <style:text-properties fo:font-size="12pt" style:font-size-asian="12pt" style:font-name-complex="Calibri1" style:font-size-complex="12pt"/>
    </style:style>
    <style:style style:name="T4" style:family="text">
      <style:text-properties fo:font-size="12pt" fo:font-style="italic" style:font-size-asian="12pt" style:font-style-asian="italic" style:font-name-complex="Calibri1" style:font-size-complex="12pt"/>
    </style:style>
    <style:style style:name="T5" style:family="text">
      <style:text-properties fo:color="#222222" loext:opacity="100%" fo:font-size="12pt" fo:background-color="#ffffff" loext:char-shading-value="0" style:font-size-asian="12pt" style:font-name-complex="Calibri1" style:font-size-complex="12pt"/>
    </style:style>
    <style:style style:name="T6" style:family="text">
      <style:text-properties fo:color="#222222" loext:opacity="100%" fo:font-size="12pt" style:text-underline-style="solid" style:text-underline-width="auto" style:text-underline-color="font-color" fo:font-weight="bold" fo:background-color="#ffffff" loext:char-shading-value="0" style:font-size-asian="12pt" style:font-weight-asian="bold" style:font-name-complex="Calibri1" style:font-size-complex="12pt"/>
    </style:style>
    <style:style style:name="T7" style:family="text">
      <style:text-properties fo:color="#0082ff" loext:opacity="100%" fo:font-size="12pt" fo:background-color="#ffffff" loext:char-shading-value="0" style:font-size-asian="12pt" style:font-name-complex="Calibri1" style:font-size-complex="12pt"/>
    </style:style>
    <style:style style:name="T8" style:family="text">
      <style:text-properties fo:color="#ff0000" loext:opacity="100%" fo:font-size="12pt" fo:background-color="#ffffff" loext:char-shading-value="0" style:font-size-asian="12pt" style:font-name-complex="Calibri1" style:font-size-complex="12pt"/>
    </style:style>
    <style:style style:name="T9" style:family="text">
      <style:text-properties fo:color="#ff0000" loext:opacity="100%" fo:font-size="12pt" style:font-size-asian="12pt" style:font-name-complex="Calibri1" style:font-size-complex="12pt"/>
    </style:style>
    <style:style style:name="T10" style:family="text">
      <style:text-properties fo:color="#00b0f0" loext:opacity="100%" fo:font-size="12pt" style:font-size-asian="12pt" style:font-name-complex="Calibri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Fuzzy Algorithms</text:span></text:p>
      <text:p text:style-name="P1"/>
      <text:p text:style-name="Standard"><text:span text:style-name="T2">Hamming Distance:</text:span></text:p>
      <text:p text:style-name="Standard"><text:span text:style-name="T3">Strings must be the same length. <text:s/>This algorithm is best suited to finding corruption or errors in a transmission.</text:span></text:p>
      <text:p text:style-name="Standard"><text:span text:style-name="T3">Score is number of differences. <text:s/>0=The same, low number=similar, high number=different.</text:span></text:p>
      <text:p text:style-name="Standard"><text:span text:style-name="T3">To put this into perspective, it should be compared to the length of the strings.</text:span></text:p>
      <text:p text:style-name="Standard"><text:span text:style-name="T3">Example: </text:span><text:span text:style-name="T5">"k</text:span><text:span text:style-name="T7">a</text:span><text:span text:style-name="T5">r</text:span><text:span text:style-name="T7">ol</text:span><text:span text:style-name="T5">in" and "k</text:span><text:span text:style-name="T8">e</text:span><text:span text:style-name="T5">r</text:span><text:span text:style-name="T8">st</text:span><text:span text:style-name="T5">in" is 3.</text:span></text:p>
      <text:p text:style-name="Standard"><text:span text:style-name="T6">Jaccard Index &amp; Distance</text:span></text:p>
      <text:p text:style-name="Standard"><text:span text:style-name="T3">Index aka </text:span><text:span text:style-name="T4">‘Intersection over Union’</text:span><text:span text:style-name="T3"> – measures similarity between two sets.</text:span></text:p>
      <text:p text:style-name="Standard"><text:span text:style-name="T3">Distance measures dissimilarity. <text:s/>Complement to Index.</text:span></text:p>
      <text:p text:style-name="Standard"><text:span text:style-name="T3">Jaccard returns a perfect match if both strings contain the same characters, even though one may have more of them and/or they are rearranged.</text:span></text:p>
      <text:p text:style-name="Standard"><text:span text:style-name="T3">Example: Wi</text:span><text:span text:style-name="T10">z</text:span><text:span text:style-name="T3">ard Pend</text:span><text:span text:style-name="T10">le</text:span><text:span text:style-name="T3">ton = Wi</text:span><text:span text:style-name="T9">zz</text:span><text:span text:style-name="T3">ard Pend</text:span><text:span text:style-name="T9">el</text:span><text:span text:style-name="T3">ton</text:span></text:p>
      <text:p text:style-name="Standard"><text:span text:style-name="T2">Tanimoto:</text:span></text:p>
      <text:p text:style-name="Standard"><text:span text:style-name="T3">Similar to Jaccard, slightly different algorithm.</text:span></text:p>
      <text:p text:style-name="Standard"><text:span text:style-name="T2">Jaro Distance:</text:span></text:p>
      <text:p text:style-name="Standard"><text:span text:style-name="T3">Seems similar to Hamming, but works with different lengths. <text:s/>Uses Levenshtein.</text:span></text:p>
      <text:p text:style-name="Standard"><text:span text:style-name="T2">Jaro-Winkler:</text:span></text:p>
      <text:p text:style-name="Standard"><text:span text:style-name="T3">Gives more favorable ratings to strings that match from the beginning. <text:s/>Uses Levenshtein.</text:span></text:p>
      <text:p text:style-name="Standard"><text:span text:style-name="T2">Levenshtein Distance:</text:span></text:p>
      <text:p text:style-name="Standard"><text:span text:style-name="T3">Another distance algorithm</text:span></text:p>
      <text:p text:style-name="Standard"><text:span text:style-name="T2">Longest Common Substring:</text:span></text:p>
      <text:p text:style-name="Standard"><text:span text:style-name="T3">The number of chars that can be matched all in a row.</text:span></text:p>
      <text:p text:style-name="Standard"><text:span text:style-name="T3">This will give a high score even if there are a bunch of differences, but they are near the start and end (as long as the middle matches). <text:s/>It will give a low score if there are only a few differences but they are near the middle.</text:span></text:p>
      <text:p text:style-name="Standard"><text:span text:style-name="T2">Longest Common Subsequence:</text:span></text:p>
      <text:p text:style-name="Standard"><text:span text:style-name="T3">Subsequences are not required to occupy consecutive positions. <text:s/>This performs a Longest-Common-Substring test, and then moves outward from the middle looking for more common substrings. <text:s/>Returns the total length of all found substrings.</text:span></text:p>
      <text:p text:style-name="Standard"><text:span text:style-name="T2">Ratcliff-Obershelp:</text:span></text:p>
      <text:p text:style-name="Standard"><text:span text:style-name="T3">Recognizes multiple common substrings.</text:span><text:bookmark text:name="_GoBack"/></text:p>
      <text:p text:style-name="Standard"><text:span text:style-name="T2">Sorensen-Dice:</text:span></text:p>
      <text:p text:style-name="Standard"><text:span text:style-name="T3">Similar to Jaccard, but solves ‘triangle inequality’ issue of Jaccard.</text:span></text:p>
      <text:p text:style-name="P2"/>
      <text:p text:style-name="Standard"><text:span text:style-name="T3">Distance is the number of differences.</text:span></text:p>
      <text:p text:style-name="Standard"><text:span text:style-name="T3">Distance and Similarity are complementary.</text:span></text:p>
      <text:p text:style-name="P2"/>
      <text:p text:style-name="Standard"><text:span text:style-name="T3">Ratcliff-Obershelp and Sorensen-Dice Index use the exact same algorithm.</text:span></text:p>
      <text:p text:style-name="P2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izard</meta:initial-creator>
    <dc:creator>Wizard</dc:creator>
    <meta:editing-cycles>3</meta:editing-cycles>
    <meta:creation-date>2017-06-27T00:49:00</meta:creation-date>
    <dc:date>2017-06-27T03:42:00</dc:date>
    <meta:editing-duration>PT2H53M</meta:editing-duration>
    <meta:generator>LibreOffice/7.0.4.2$Windows_X86_64 LibreOffice_project/dcf040e67528d9187c66b2379df5ea4407429775</meta:generator>
    <meta:document-statistic meta:table-count="0" meta:image-count="0" meta:object-count="0" meta:page-count="1" meta:paragraph-count="31" meta:word-count="278" meta:character-count="1856" meta:non-whitespace-character-count="1600"/>
    <meta:user-defined meta:name="AppVersion">15.0000</meta:user-defined>
    <meta:template xlink:type="simple" xlink:actuate="onRequest" xlink:title="Normal.dotm" xlink:href=""/>
  </office:meta>
</office:document-meta>
</file>